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9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1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3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14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fo:background-color="#FF0000"/>
    </style:style>
    <style:style style:name="ce18" style:family="table-cell" style:parent-style-name="Default" style:data-style-name="N0">
      <style:table-cell-properties fo:border-top="none" fo:border-bottom="thick solid #000000" fo:border-left="none" fo:border-right="thick solid #000000" fo:background-color="#FF0000"/>
    </style:style>
    <style:style style:name="ce19" style:family="table-cell" style:parent-style-name="Default" style:data-style-name="N0">
      <style:table-cell-properties fo:border-top="none" fo:border-bottom="2pt solid #000000" fo:border-left="none" fo:border-right="thick solid #000000" fo:background-color="#FF0000"/>
    </style:style>
    <style:style style:name="ce20" style:family="table-cell" style:parent-style-name="Default" style:data-style-name="N0">
      <style:table-cell-properties fo:border-top="none" fo:border-bottom="none" fo:border-left="none" fo:border-right="thick solid #000000" fo:background-color="#00B0F0"/>
    </style:style>
    <style:style style:name="ce21" style:family="table-cell" style:parent-style-name="Default" style:data-style-name="N0">
      <style:table-cell-properties fo:border-top="thick solid #000000" fo:border-bottom="none" fo:border-left="none" fo:border-right="thick solid #000000" fo:background-color="#00B0F0"/>
    </style:style>
    <style:style style:name="ce22" style:family="table-cell" style:parent-style-name="Default" style:data-style-name="N0">
      <style:table-cell-properties fo:background-color="#00B0F0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fo:border-top="none" fo:border-bottom="thick solid #000000" fo:border-left="thick solid #000000" fo:border-right="none" fo:background-color="#FFFF00"/>
    </style:style>
    <style:style style:name="ce25" style:family="table-cell" style:parent-style-name="Default" style:data-style-name="N0">
      <style:table-cell-properties fo:border-top="none" fo:border-bottom="thick solid #000000" fo:border-left="none" fo:border-right="none" fo:background-color="#FFFF00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number-columns-repeated="16384" table:default-cell-style-name="ce2"/>
        <table:table-row table:style-name="ro1">
          <table:table-cell office:value-type="float" office:value="3" table:style-name="ce3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4">
            <text:p>14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14" table:style-name="ce5">
            <text:p>14</text:p>
          </table:table-cell>
          <table:table-cell table:number-columns-repeated="16364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17" table:style-name="ce7">
            <text:p>17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2" table:style-name="ce7">
            <text:p>2</text:p>
          </table:table-cell>
          <table:table-cell office:value-type="float" office:value="13" table:style-name="ce7">
            <text:p>13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13" table:style-name="ce7">
            <text:p>13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7">
            <text:p>18</text:p>
          </table:table-cell>
          <table:table-cell office:value-type="float" office:value="2" table:style-name="ce7">
            <text:p>2</text:p>
          </table:table-cell>
          <table:table-cell office:value-type="float" office:value="12" table:style-name="ce10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7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7">
            <text:p>14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11" table:style-name="ce10">
            <text:p>11</text:p>
          </table:table-cell>
          <table:table-cell office:value-type="float" office:value="13" table:style-name="ce7">
            <text:p>13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15" table:style-name="ce7">
            <text:p>15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8">
            <text:p>14</text:p>
          </table:table-cell>
          <table:table-cell table:number-columns-repeated="16364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13" table:style-name="ce7">
            <text:p>13</text:p>
          </table:table-cell>
          <table:table-cell office:value-type="float" office:value="11" table:style-name="ce7">
            <text:p>11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10">
            <text:p>16</text:p>
          </table:table-cell>
          <table:table-cell office:value-type="float" office:value="13" table:style-name="ce7">
            <text:p>13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2" table:style-name="ce7">
            <text:p>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2">
            <text:p>17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13" table:style-name="ce7">
            <text:p>13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7" table:style-name="ce18">
            <text:p>7</text:p>
          </table:table-cell>
          <table:table-cell office:value-type="float" office:value="18" table:style-name="ce7">
            <text:p>18</text:p>
          </table:table-cell>
          <table:table-cell office:value-type="float" office:value="13" table:style-name="ce8">
            <text:p>13</text:p>
          </table:table-cell>
          <table:table-cell table:number-columns-repeated="1636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7" table:style-name="ce7">
            <text:p>17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14" table:style-name="ce7">
            <text:p>14</text:p>
          </table:table-cell>
          <table:table-cell office:value-type="float" office:value="5" table:style-name="ce7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5" table:style-name="ce7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8">
            <text:p>13</text:p>
          </table:table-cell>
          <table:table-cell table:number-columns-repeated="16364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7">
            <text:p>15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1" table:style-name="ce7">
            <text:p>11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7">
            <text:p>16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15" table:style-name="ce7">
            <text:p>15</text:p>
          </table:table-cell>
          <table:table-cell office:value-type="float" office:value="2" table:style-name="ce7">
            <text:p>2</text:p>
          </table:table-cell>
          <table:table-cell office:value-type="float" office:value="14" table:style-name="ce7">
            <text:p>14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11" table:style-name="ce13">
            <text:p>11</text:p>
          </table:table-cell>
          <table:table-cell office:value-type="float" office:value="6" table:style-name="ce13">
            <text:p>6</text:p>
          </table:table-cell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office:value-type="float" office:value="19" table:style-name="ce14">
            <text:p>19</text:p>
          </table:table-cell>
          <table:table-cell office:value-type="float" office:value="9" table:style-name="ce7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2" table:style-name="ce8">
            <text:p>12</text:p>
          </table:table-cell>
          <table:table-cell table:number-columns-repeated="1636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8" table:style-name="ce7">
            <text:p>8</text:p>
          </table:table-cell>
          <table:table-cell office:value-type="float" office:value="18" table:style-name="ce7">
            <text:p>18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7">
            <text:p>7</text:p>
          </table:table-cell>
          <table:table-cell office:value-type="float" office:value="18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float" office:value="14" table:style-name="ce7">
            <text:p>14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13" table:style-name="ce7">
            <text:p>13</text:p>
          </table:table-cell>
          <table:table-cell office:value-type="float" office:value="16" table:style-name="ce7">
            <text:p>16</text:p>
          </table:table-cell>
          <table:table-cell office:value-type="float" office:value="11" table:style-name="ce7">
            <text:p>11</text:p>
          </table:table-cell>
          <table:table-cell office:value-type="float" office:value="8" table:style-name="ce7">
            <text:p>8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7" table:style-name="ce10">
            <text:p>17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18" table:style-name="ce13">
            <text:p>18</text:p>
          </table:table-cell>
          <table:table-cell office:value-type="float" office:value="13" table:style-name="ce13">
            <text:p>13</text:p>
          </table:table-cell>
          <table:table-cell office:value-type="float" office:value="18" table:style-name="ce13">
            <text:p>18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1" table:style-name="ce7">
            <text:p>11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3" table:style-name="ce7">
            <text:p>13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7">
            <text:p>12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9" table:style-name="ce7">
            <text:p>9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8">
            <text:p>9</text:p>
          </table:table-cell>
          <table:table-cell table:number-columns-repeated="16364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11" table:style-name="ce7">
            <text:p>11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2" table:style-name="ce10">
            <text:p>2</text:p>
          </table:table-cell>
          <table:table-cell office:value-type="float" office:value="13" table:style-name="ce7">
            <text:p>1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19" table:style-name="ce7">
            <text:p>19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4" table:style-name="ce10">
            <text:p>14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7">
            <text:p>1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office:value-type="float" office:value="12" table:style-name="ce7">
            <text:p>12</text:p>
          </table:table-cell>
          <table:table-cell office:value-type="float" office:value="5" table:style-name="ce10">
            <text:p>5</text:p>
          </table:table-cell>
          <table:table-cell office:value-type="float" office:value="19" table:style-name="ce7">
            <text:p>19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7">
            <text:p>7</text:p>
          </table:table-cell>
          <table:table-cell office:value-type="float" office:value="15" table:style-name="ce7">
            <text:p>15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float" office:value="13" table:style-name="ce10">
            <text:p>13</text:p>
          </table:table-cell>
          <table:table-cell office:value-type="float" office:value="10" table:style-name="ce7">
            <text:p>10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2" table:style-name="ce8">
            <text:p>2</text:p>
          </table:table-cell>
          <table:table-cell table:number-columns-repeated="16364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9" table:style-name="ce7">
            <text:p>19</text:p>
          </table:table-cell>
          <table:table-cell office:value-type="float" office:value="6" table:style-name="ce7">
            <text:p>6</text:p>
          </table:table-cell>
          <table:table-cell office:value-type="float" office:value="14" table:style-name="ce7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1" table:style-name="ce10">
            <text:p>1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9" table:style-name="ce7">
            <text:p>19</text:p>
          </table:table-cell>
          <table:table-cell office:value-type="float" office:value="12" table:style-name="ce7">
            <text:p>12</text:p>
          </table:table-cell>
          <table:table-cell office:value-type="float" office:value="7" table:style-name="ce8">
            <text:p>7</text:p>
          </table:table-cell>
          <table:table-cell table:number-columns-repeated="16364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18" table:style-name="ce7">
            <text:p>18</text:p>
          </table:table-cell>
          <table:table-cell office:value-type="float" office:value="7" table:style-name="ce7">
            <text:p>7</text:p>
          </table:table-cell>
          <table:table-cell office:value-type="float" office:value="17" table:style-name="ce7">
            <text:p>17</text:p>
          </table:table-cell>
          <table:table-cell office:value-type="float" office:value="13" table:style-name="ce10">
            <text:p>13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7" table:style-name="ce7">
            <text:p>7</text:p>
          </table:table-cell>
          <table:table-cell office:value-type="float" office:value="19" table:style-name="ce10">
            <text:p>19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7">
            <text:p>14</text:p>
          </table:table-cell>
          <table:table-cell office:value-type="float" office:value="9" table:style-name="ce8">
            <text:p>9</text:p>
          </table:table-cell>
          <table:table-cell table:number-columns-repeated="16364"/>
        </table:table-row>
        <table:table-row table:style-name="ro2">
          <table:table-cell office:value-type="float" office:value="18" table:style-name="ce15">
            <text:p>18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15" table:style-name="ce19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12" table:style-name="ce16">
            <text:p>12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18" table:style-name="ce16">
            <text:p>18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16" table:style-name="ce16">
            <text:p>16</text:p>
          </table:table-cell>
          <table:table-cell office:value-type="float" office:value="20" table:style-name="ce16">
            <text:p>20</text:p>
          </table:table-cell>
          <table:table-cell office:value-type="float" office:value="16" table:style-name="ce16">
            <text:p>16</text:p>
          </table:table-cell>
          <table:table-cell office:value-type="float" office:value="11" table:style-name="ce16">
            <text:p>11</text:p>
          </table:table-cell>
          <table:table-cell office:value-type="float" office:value="11" table:style-name="ce17">
            <text:p>11</text:p>
          </table:table-cell>
          <table:table-cell table:number-columns-repeated="16364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 table:number-columns-repeated="16384" table:style-name="ce2"/>
        </table:table-row>
        <table:table-row table:style-name="ro1">
          <table:table-cell office:value-type="float" office:value="538" table:formula="of:=MAX([.A26];[.B25])+[.A1]" table:style-name="ce3">
            <text:p>538</text:p>
          </table:table-cell>
          <table:table-cell office:value-type="float" office:value="535" table:formula="of:=MAX([.B26];[.C25])+[.B1]" table:style-name="ce4">
            <text:p>535</text:p>
          </table:table-cell>
          <table:table-cell office:value-type="float" office:value="524" table:formula="of:=MAX([.C26];[.D25])+[.C1]" table:style-name="ce4">
            <text:p>524</text:p>
          </table:table-cell>
          <table:table-cell office:value-type="float" office:value="520" table:formula="of:=MAX([.D26];[.E25])+[.D1]" table:style-name="ce4">
            <text:p>520</text:p>
          </table:table-cell>
          <table:table-cell office:value-type="float" office:value="506" table:formula="of:=MAX([.E26];[.F25])+[.E1]" table:style-name="ce4">
            <text:p>506</text:p>
          </table:table-cell>
          <table:table-cell office:value-type="float" office:value="487" table:formula="of:=MAX([.F26];[.G25])+[.F1]" table:style-name="ce4">
            <text:p>487</text:p>
          </table:table-cell>
          <table:table-cell office:value-type="float" office:value="479" table:formula="of:=MAX([.G26];[.H25])+[.G1]" table:style-name="ce4">
            <text:p>479</text:p>
          </table:table-cell>
          <table:table-cell office:value-type="float" office:value="459" table:formula="of:=MAX([.H26];[.I25])+[.H1]" table:style-name="ce4">
            <text:p>459</text:p>
          </table:table-cell>
          <table:table-cell office:value-type="float" office:value="423" table:formula="of:=MAX([.I26];[.J25])+[.I1]" table:style-name="ce4">
            <text:p>423</text:p>
          </table:table-cell>
          <table:table-cell office:value-type="float" office:value="418" table:formula="of:=MAX([.J26];[.K25])+[.J1]" table:style-name="ce4">
            <text:p>418</text:p>
          </table:table-cell>
          <table:table-cell office:value-type="float" office:value="408" table:formula="of:=MAX([.K26];[.L25])+[.K1]" table:style-name="ce4">
            <text:p>408</text:p>
          </table:table-cell>
          <table:table-cell office:value-type="float" office:value="391" table:formula="of:=MAX([.L26];[.M25])+[.L1]" table:style-name="ce4">
            <text:p>391</text:p>
          </table:table-cell>
          <table:table-cell office:value-type="float" office:value="371" table:formula="of:=MAX([.M26];[.N25])+[.M1]" table:style-name="ce4">
            <text:p>371</text:p>
          </table:table-cell>
          <table:table-cell office:value-type="float" office:value="350" table:formula="of:=MAX([.N26];[.O25])+[.N1]" table:style-name="ce4">
            <text:p>350</text:p>
          </table:table-cell>
          <table:table-cell office:value-type="float" office:value="319" table:formula="of:=MAX([.O26];[.P25])+[.O1]" table:style-name="ce4">
            <text:p>319</text:p>
          </table:table-cell>
          <table:table-cell office:value-type="float" office:value="276" table:formula="of:=MAX([.P26];[.Q25])+[.P1]" table:style-name="ce4">
            <text:p>276</text:p>
          </table:table-cell>
          <table:table-cell office:value-type="float" office:value="274" table:formula="of:=MAX([.Q26];[.R25])+[.Q1]" table:style-name="ce4">
            <text:p>274</text:p>
          </table:table-cell>
          <table:table-cell office:value-type="float" office:value="256" table:formula="of:=MAX([.R26];[.S25])+[.R1]" table:style-name="ce4">
            <text:p>256</text:p>
          </table:table-cell>
          <table:table-cell office:value-type="float" office:value="254" table:formula="of:=MAX([.S26];[.T25])+[.S1]" table:style-name="ce4">
            <text:p>254</text:p>
          </table:table-cell>
          <table:table-cell office:value-type="float" office:value="185" table:formula="of:=MAX([.T26];[.U25])+[.T1]" table:style-name="ce5">
            <text:p>185</text:p>
          </table:table-cell>
          <table:table-cell table:number-columns-repeated="16364"/>
        </table:table-row>
        <table:table-row table:style-name="ro1">
          <table:table-cell office:value-type="float" office:value="516" table:formula="of:=MAX([.A27];[.B26])+[.A2]" table:style-name="ce6">
            <text:p>516</text:p>
          </table:table-cell>
          <table:table-cell office:value-type="float" office:value="508" table:formula="of:=MAX([.B27];[.C26])+[.B2]" table:style-name="ce7">
            <text:p>508</text:p>
          </table:table-cell>
          <table:table-cell office:value-type="float" office:value="491" table:formula="of:=MAX([.C27];[.D26])+[.C2]" table:style-name="ce7">
            <text:p>491</text:p>
          </table:table-cell>
          <table:table-cell office:value-type="float" office:value="485" table:formula="of:=MAX([.D27];[.E26])+[.D2]" table:style-name="ce7">
            <text:p>485</text:p>
          </table:table-cell>
          <table:table-cell office:value-type="float" office:value="477" table:formula="of:=MAX([.E27];[.F26])+[.E2]" table:style-name="ce7">
            <text:p>477</text:p>
          </table:table-cell>
          <table:table-cell office:value-type="float" office:value="474" table:formula="of:=MAX([.F27];[.G26])+[.F2]" table:style-name="ce7">
            <text:p>474</text:p>
          </table:table-cell>
          <table:table-cell office:value-type="float" office:value="457" table:formula="of:=MAX([.G27];[.H26])+[.G2]" table:style-name="ce7">
            <text:p>457</text:p>
          </table:table-cell>
          <table:table-cell office:value-type="float" office:value="442" table:formula="of:=MAX([.H27];[.I26])+[.H2]" table:style-name="ce7">
            <text:p>442</text:p>
          </table:table-cell>
          <table:table-cell office:value-type="float" office:value="412" table:formula="of:=MAX([.I27];[.J26])+[.I2]" table:style-name="ce7">
            <text:p>412</text:p>
          </table:table-cell>
          <table:table-cell office:value-type="float" office:value="393" table:formula="of:=MAX([.J27];[.K26])+[.J2]" table:style-name="ce7">
            <text:p>393</text:p>
          </table:table-cell>
          <table:table-cell office:value-type="float" office:value="370" table:formula="of:=MAX([.K27];[.L26])+[.K2]" table:style-name="ce7">
            <text:p>370</text:p>
          </table:table-cell>
          <table:table-cell office:value-type="float" office:value="364" table:formula="of:=MAX([.L27];[.M26])+[.L2]" table:style-name="ce7">
            <text:p>364</text:p>
          </table:table-cell>
          <table:table-cell office:value-type="float" office:value="353" table:formula="of:=MAX([.M27];[.N26])+[.M2]" table:style-name="ce7">
            <text:p>353</text:p>
          </table:table-cell>
          <table:table-cell office:value-type="float" office:value="335" table:formula="of:=MAX([.N27];[.O26])+[.N2]" table:style-name="ce7">
            <text:p>335</text:p>
          </table:table-cell>
          <table:table-cell office:value-type="float" office:value="303" table:formula="of:=MAX([.O27];[.P26])+[.O2]" table:style-name="ce7">
            <text:p>303</text:p>
          </table:table-cell>
          <table:table-cell office:value-type="float" office:value="262" table:formula="of:=MAX([.P27];[.Q26])+[.P2]" table:style-name="ce7">
            <text:p>262</text:p>
          </table:table-cell>
          <table:table-cell office:value-type="float" office:value="260" table:formula="of:=MAX([.Q27];[.R26])+[.Q2]" table:style-name="ce7">
            <text:p>260</text:p>
          </table:table-cell>
          <table:table-cell office:value-type="float" office:value="247" table:formula="of:=MAX([.R27];[.S26])+[.R2]" table:style-name="ce7">
            <text:p>247</text:p>
          </table:table-cell>
          <table:table-cell office:value-type="float" office:value="237" table:formula="of:=MAX([.S27];[.T26])+[.S2]" table:style-name="ce7">
            <text:p>237</text:p>
          </table:table-cell>
          <table:table-cell office:value-type="float" office:value="171" table:formula="of:=MAX([.T27];[.U26])+[.T2]" table:style-name="ce8">
            <text:p>171</text:p>
          </table:table-cell>
          <table:table-cell table:number-columns-repeated="16364"/>
        </table:table-row>
        <table:table-row table:style-name="ro1">
          <table:table-cell office:value-type="float" office:value="483" table:formula="of:=MAX([.A28];[.B27])+[.A3]" table:style-name="ce6">
            <text:p>483</text:p>
          </table:table-cell>
          <table:table-cell office:value-type="float" office:value="464" table:formula="of:=MAX([.B28];[.C27])+[.B3]" table:style-name="ce7">
            <text:p>464</text:p>
          </table:table-cell>
          <table:table-cell office:value-type="float" office:value="449" table:formula="of:=MAX([.C28])+[.C3]" table:style-name="ce22">
            <text:p>449</text:p>
          </table:table-cell>
          <table:table-cell office:value-type="float" office:value="483" table:formula="of:=MAX([.D28];[.E27])+[.D3]" table:style-name="ce9">
            <text:p>483</text:p>
          </table:table-cell>
          <table:table-cell office:value-type="float" office:value="463" table:formula="of:=MAX([.E28];[.F27])+[.E3]" table:style-name="ce7">
            <text:p>463</text:p>
          </table:table-cell>
          <table:table-cell office:value-type="float" office:value="447" table:formula="of:=MAX([.F28];[.G27])+[.F3]" table:style-name="ce7">
            <text:p>447</text:p>
          </table:table-cell>
          <table:table-cell office:value-type="float" office:value="433" table:formula="of:=MAX([.G28];[.H27])+[.G3]" table:style-name="ce7">
            <text:p>433</text:p>
          </table:table-cell>
          <table:table-cell office:value-type="float" office:value="423" table:formula="of:=MAX([.H28];[.I27])+[.H3]" table:style-name="ce7">
            <text:p>423</text:p>
          </table:table-cell>
          <table:table-cell office:value-type="float" office:value="404" table:formula="of:=MAX([.I28];[.J27])+[.I3]" table:style-name="ce7">
            <text:p>404</text:p>
          </table:table-cell>
          <table:table-cell office:value-type="float" office:value="385" table:formula="of:=MAX([.J28];[.K27])+[.J3]" table:style-name="ce7">
            <text:p>385</text:p>
          </table:table-cell>
          <table:table-cell office:value-type="float" office:value="361" table:formula="of:=MAX([.K28];[.L27])+[.K3]" table:style-name="ce7">
            <text:p>361</text:p>
          </table:table-cell>
          <table:table-cell office:value-type="float" office:value="350" table:formula="of:=MAX([.L28];[.M27])+[.L3]" table:style-name="ce7">
            <text:p>350</text:p>
          </table:table-cell>
          <table:table-cell office:value-type="float" office:value="337" table:formula="of:=MAX([.M28];[.N27])+[.M3]" table:style-name="ce7">
            <text:p>337</text:p>
          </table:table-cell>
          <table:table-cell office:value-type="float" office:value="318" table:formula="of:=MAX([.N28];[.O27])+[.N3]" table:style-name="ce7">
            <text:p>318</text:p>
          </table:table-cell>
          <table:table-cell office:value-type="float" office:value="291" table:formula="of:=MAX([.O28];[.P27])+[.O3]" table:style-name="ce7">
            <text:p>291</text:p>
          </table:table-cell>
          <table:table-cell office:value-type="float" office:value="103" table:formula="of:=MAX([.P28];[.Q27])+[.P3]" table:style-name="ce7">
            <text:p>103</text:p>
          </table:table-cell>
          <table:table-cell office:value-type="float" office:value="77" table:formula="of:=MAX([.Q28];[.R27])+[.Q3]" table:style-name="ce7">
            <text:p>77</text:p>
          </table:table-cell>
          <table:table-cell office:value-type="float" office:value="53" table:formula="of:=MAX([.R28])+[.R3]" table:style-name="ce20">
            <text:p>53</text:p>
          </table:table-cell>
          <table:table-cell office:value-type="float" office:value="233" table:formula="of:=MAX([.S28];[.T27])+[.S3]" table:style-name="ce7">
            <text:p>233</text:p>
          </table:table-cell>
          <table:table-cell office:value-type="float" office:value="161" table:formula="of:=MAX([.T28];[.U27])+[.T3]" table:style-name="ce8">
            <text:p>161</text:p>
          </table:table-cell>
          <table:table-cell table:number-columns-repeated="16364"/>
        </table:table-row>
        <table:table-row table:style-name="ro1">
          <table:table-cell office:value-type="float" office:value="468" table:formula="of:=MAX([.A29];[.B28])+[.A4]" table:style-name="ce6">
            <text:p>468</text:p>
          </table:table-cell>
          <table:table-cell office:value-type="float" office:value="449" table:formula="of:=MAX([.B29];[.C28])+[.B4]" table:style-name="ce7">
            <text:p>449</text:p>
          </table:table-cell>
          <table:table-cell office:value-type="float" office:value="446" table:formula="of:=MAX([.C29])+[.C4]" table:style-name="ce22">
            <text:p>446</text:p>
          </table:table-cell>
          <table:table-cell office:value-type="float" office:value="436" table:formula="of:=MAX([.D29];[.E28])+[.D4]" table:style-name="ce9">
            <text:p>436</text:p>
          </table:table-cell>
          <table:table-cell office:value-type="float" office:value="431" table:formula="of:=MAX([.E29];[.F28])+[.E4]" table:style-name="ce7">
            <text:p>431</text:p>
          </table:table-cell>
          <table:table-cell office:value-type="float" office:value="417" table:formula="of:=MAX([.F29];[.G28])+[.F4]" table:style-name="ce7">
            <text:p>417</text:p>
          </table:table-cell>
          <table:table-cell office:value-type="float" office:value="405" table:formula="of:=MAX([.G29];[.H28])+[.G4]" table:style-name="ce7">
            <text:p>405</text:p>
          </table:table-cell>
          <table:table-cell office:value-type="float" office:value="394" table:formula="of:=MAX([.H29];[.I28])+[.H4]" table:style-name="ce7">
            <text:p>394</text:p>
          </table:table-cell>
          <table:table-cell office:value-type="float" office:value="385" table:formula="of:=MAX([.I29];[.J28])+[.I4]" table:style-name="ce7">
            <text:p>385</text:p>
          </table:table-cell>
          <table:table-cell office:value-type="float" office:value="382" table:formula="of:=MAX([.J29];[.K28])+[.J4]" table:style-name="ce7">
            <text:p>382</text:p>
          </table:table-cell>
          <table:table-cell office:value-type="float" office:value="354" table:formula="of:=MAX([.K29];[.L28])+[.K4]" table:style-name="ce7">
            <text:p>354</text:p>
          </table:table-cell>
          <table:table-cell office:value-type="float" office:value="332" table:formula="of:=MAX([.L29];[.M28])+[.L4]" table:style-name="ce7">
            <text:p>332</text:p>
          </table:table-cell>
          <table:table-cell office:value-type="float" office:value="326" table:formula="of:=MAX([.M29];[.N28])+[.M4]" table:style-name="ce7">
            <text:p>326</text:p>
          </table:table-cell>
          <table:table-cell office:value-type="float" office:value="316" table:formula="of:=MAX([.N29];[.O28])+[.N4]" table:style-name="ce7">
            <text:p>316</text:p>
          </table:table-cell>
          <table:table-cell office:value-type="float" office:value="287" table:formula="of:=MAX([.O29];[.P28])+[.O4]" table:style-name="ce7">
            <text:p>287</text:p>
          </table:table-cell>
          <table:table-cell office:value-type="float" office:value="85" table:formula="of:=MAX([.P29];[.Q28])+[.P4]" table:style-name="ce7">
            <text:p>85</text:p>
          </table:table-cell>
          <table:table-cell office:value-type="float" office:value="75" table:formula="of:=MAX([.Q29];[.R28])+[.Q4]" table:style-name="ce7">
            <text:p>75</text:p>
          </table:table-cell>
          <table:table-cell office:value-type="float" office:value="41" table:formula="of:=MAX([.R29])+[.R4]" table:style-name="ce20">
            <text:p>41</text:p>
          </table:table-cell>
          <table:table-cell office:value-type="float" office:value="217" table:formula="of:=MAX([.S29];[.T28])+[.S4]" table:style-name="ce7">
            <text:p>217</text:p>
          </table:table-cell>
          <table:table-cell office:value-type="float" office:value="159" table:formula="of:=MAX([.T29];[.U28])+[.T4]" table:style-name="ce8">
            <text:p>159</text:p>
          </table:table-cell>
          <table:table-cell table:number-columns-repeated="16364"/>
        </table:table-row>
        <table:table-row table:style-name="ro1">
          <table:table-cell office:value-type="float" office:value="459" table:formula="of:=MAX([.A30];[.B29])+[.A5]" table:style-name="ce6">
            <text:p>459</text:p>
          </table:table-cell>
          <table:table-cell office:value-type="float" office:value="445" table:formula="of:=MAX([.B30];[.C29])+[.B5]" table:style-name="ce7">
            <text:p>445</text:p>
          </table:table-cell>
          <table:table-cell office:value-type="float" office:value="432" table:formula="of:=MAX([.C30])+[.C5]" table:style-name="ce22">
            <text:p>432</text:p>
          </table:table-cell>
          <table:table-cell office:value-type="float" office:value="427" table:formula="of:=MAX([.D30];[.E29])+[.D5]" table:style-name="ce9">
            <text:p>427</text:p>
          </table:table-cell>
          <table:table-cell office:value-type="float" office:value="416" table:formula="of:=MAX([.E30];[.F29])+[.E5]" table:style-name="ce7">
            <text:p>416</text:p>
          </table:table-cell>
          <table:table-cell office:value-type="float" office:value="413" table:formula="of:=MAX([.F30];[.G29])+[.F5]" table:style-name="ce7">
            <text:p>413</text:p>
          </table:table-cell>
          <table:table-cell office:value-type="float" office:value="398" table:formula="of:=MAX([.G30];[.H29])+[.G5]" table:style-name="ce7">
            <text:p>398</text:p>
          </table:table-cell>
          <table:table-cell office:value-type="float" office:value="391" table:formula="of:=MAX([.H30];[.I29])+[.H5]" table:style-name="ce7">
            <text:p>391</text:p>
          </table:table-cell>
          <table:table-cell office:value-type="float" office:value="381" table:formula="of:=MAX([.I30];[.J29])+[.I5]" table:style-name="ce7">
            <text:p>381</text:p>
          </table:table-cell>
          <table:table-cell office:value-type="float" office:value="362" table:formula="of:=MAX([.J30];[.K29])+[.J5]" table:style-name="ce7">
            <text:p>362</text:p>
          </table:table-cell>
          <table:table-cell office:value-type="float" office:value="344" table:formula="of:=MAX([.K30];[.L29])+[.K5]" table:style-name="ce7">
            <text:p>344</text:p>
          </table:table-cell>
          <table:table-cell office:value-type="float" office:value="326" table:formula="of:=MAX([.L30];[.M29])+[.L5]" table:style-name="ce7">
            <text:p>326</text:p>
          </table:table-cell>
          <table:table-cell office:value-type="float" office:value="317" table:formula="of:=MAX([.M30];[.N29])+[.M5]" table:style-name="ce7">
            <text:p>317</text:p>
          </table:table-cell>
          <table:table-cell office:value-type="float" office:value="305" table:formula="of:=MAX([.N30];[.O29])+[.N5]" table:style-name="ce7">
            <text:p>305</text:p>
          </table:table-cell>
          <table:table-cell office:value-type="float" office:value="285" table:formula="of:=MAX([.O30];[.P29])+[.O5]" table:style-name="ce7">
            <text:p>285</text:p>
          </table:table-cell>
          <table:table-cell office:value-type="float" office:value="65" table:formula="of:=MAX([.P30];[.Q29])+[.P5]" table:style-name="ce7">
            <text:p>65</text:p>
          </table:table-cell>
          <table:table-cell office:value-type="float" office:value="57" table:formula="of:=MAX([.Q30];[.R29])+[.Q5]" table:style-name="ce7">
            <text:p>57</text:p>
          </table:table-cell>
          <table:table-cell office:value-type="float" office:value="30" table:formula="of:=MAX([.R30])+[.R5]" table:style-name="ce20">
            <text:p>30</text:p>
          </table:table-cell>
          <table:table-cell office:value-type="float" office:value="204" table:formula="of:=MAX([.S30];[.T29])+[.S5]" table:style-name="ce7">
            <text:p>204</text:p>
          </table:table-cell>
          <table:table-cell office:value-type="float" office:value="155" table:formula="of:=MAX([.T30];[.U29])+[.T5]" table:style-name="ce8">
            <text:p>155</text:p>
          </table:table-cell>
          <table:table-cell table:number-columns-repeated="16364"/>
        </table:table-row>
        <table:table-row table:style-name="ro1">
          <table:table-cell office:value-type="float" office:value="450" table:formula="of:=MAX([.A31];[.B30])+[.A6]" table:style-name="ce6">
            <text:p>450</text:p>
          </table:table-cell>
          <table:table-cell office:value-type="float" office:value="434" table:formula="of:=MAX([.B31];[.C30])+[.B6]" table:style-name="ce7">
            <text:p>434</text:p>
          </table:table-cell>
          <table:table-cell office:value-type="float" office:value="421" table:formula="of:=MAX([.C31])+[.C6]" table:style-name="ce22">
            <text:p>421</text:p>
          </table:table-cell>
          <table:table-cell office:value-type="float" office:value="420" table:formula="of:=MAX([.D31];[.E30])+[.D6]" table:style-name="ce9">
            <text:p>420</text:p>
          </table:table-cell>
          <table:table-cell office:value-type="float" office:value="406" table:formula="of:=MAX([.E31];[.F30])+[.E6]" table:style-name="ce7">
            <text:p>406</text:p>
          </table:table-cell>
          <table:table-cell office:value-type="float" office:value="391" table:formula="of:=MAX([.F31];[.G30])+[.F6]" table:style-name="ce7">
            <text:p>391</text:p>
          </table:table-cell>
          <table:table-cell office:value-type="float" office:value="371" table:formula="of:=MAX([.G31];[.H30])+[.G6]" table:style-name="ce7">
            <text:p>371</text:p>
          </table:table-cell>
          <table:table-cell office:value-type="float" office:value="356" table:formula="of:=MAX([.H31];[.I30])+[.H6]" table:style-name="ce7">
            <text:p>356</text:p>
          </table:table-cell>
          <table:table-cell office:value-type="float" office:value="347" table:formula="of:=MAX([.I31];[.J30])+[.I6]" table:style-name="ce7">
            <text:p>347</text:p>
          </table:table-cell>
          <table:table-cell office:value-type="float" office:value="331" table:formula="of:=MAX([.J31];[.K30])+[.J6]" table:style-name="ce7">
            <text:p>331</text:p>
          </table:table-cell>
          <table:table-cell office:value-type="float" office:value="325" table:formula="of:=MAX([.K31];[.L30])+[.K6]" table:style-name="ce7">
            <text:p>325</text:p>
          </table:table-cell>
          <table:table-cell office:value-type="float" office:value="316" table:formula="of:=MAX([.L31];[.M30])+[.L6]" table:style-name="ce7">
            <text:p>316</text:p>
          </table:table-cell>
          <table:table-cell office:value-type="float" office:value="306" table:formula="of:=MAX([.M31];[.N30])+[.M6]" table:style-name="ce7">
            <text:p>306</text:p>
          </table:table-cell>
          <table:table-cell office:value-type="float" office:value="293" table:formula="of:=MAX([.N31];[.O30])+[.N6]" table:style-name="ce7">
            <text:p>293</text:p>
          </table:table-cell>
          <table:table-cell office:value-type="float" office:value="278" table:formula="of:=MAX([.O31];[.P30])+[.O6]" table:style-name="ce7">
            <text:p>278</text:p>
          </table:table-cell>
          <table:table-cell office:value-type="float" office:value="57" table:formula="of:=MAX([.P31];[.Q30])+[.P6]" table:style-name="ce7">
            <text:p>57</text:p>
          </table:table-cell>
          <table:table-cell office:value-type="float" office:value="46" table:formula="of:=MAX([.Q31];[.R30])+[.Q6]" table:style-name="ce7">
            <text:p>46</text:p>
          </table:table-cell>
          <table:table-cell office:value-type="float" office:value="23" table:formula="of:=MAX([.R31])+[.R6]" table:style-name="ce20">
            <text:p>23</text:p>
          </table:table-cell>
          <table:table-cell office:value-type="float" office:value="196" table:formula="of:=MAX([.S31];[.T30])+[.S6]" table:style-name="ce7">
            <text:p>196</text:p>
          </table:table-cell>
          <table:table-cell office:value-type="float" office:value="141" table:formula="of:=MAX([.T31];[.U30])+[.T6]" table:style-name="ce8">
            <text:p>141</text:p>
          </table:table-cell>
          <table:table-cell table:number-columns-repeated="16364"/>
        </table:table-row>
        <table:table-row table:style-name="ro2">
          <table:table-cell office:value-type="float" office:value="434" table:formula="of:=MAX([.A32];[.B31])+[.A7]" table:style-name="ce6">
            <text:p>434</text:p>
          </table:table-cell>
          <table:table-cell office:value-type="float" office:value="414" table:formula="of:=MAX([.B32];[.C31])+[.B7]" table:style-name="ce7">
            <text:p>414</text:p>
          </table:table-cell>
          <table:table-cell office:value-type="float" office:value="407" table:formula="of:=MAX([.C32])+[.C7]" table:style-name="ce22">
            <text:p>407</text:p>
          </table:table-cell>
          <table:table-cell office:value-type="float" office:value="394" table:formula="of:=MAX([.E31])+[.D7]" table:style-name="ce24">
            <text:p>394</text:p>
          </table:table-cell>
          <table:table-cell office:value-type="float" office:value="378" table:formula="of:=MAX([.F31])+[.E7]" table:style-name="ce24">
            <text:p>378</text:p>
          </table:table-cell>
          <table:table-cell office:value-type="float" office:value="359" table:formula="of:=MAX([.G31])+[.F7]" table:style-name="ce24">
            <text:p>359</text:p>
          </table:table-cell>
          <table:table-cell office:value-type="float" office:value="342" table:formula="of:=MAX([.H31])+[.G7]" table:style-name="ce24">
            <text:p>342</text:p>
          </table:table-cell>
          <table:table-cell office:value-type="float" office:value="338" table:formula="of:=MAX([.H32];[.I31])+[.H7]" table:style-name="ce7">
            <text:p>338</text:p>
          </table:table-cell>
          <table:table-cell office:value-type="float" office:value="334" table:formula="of:=MAX([.I32];[.J31])+[.I7]" table:style-name="ce7">
            <text:p>334</text:p>
          </table:table-cell>
          <table:table-cell office:value-type="float" office:value="324" table:formula="of:=MAX([.J32];[.K31])+[.J7]" table:style-name="ce7">
            <text:p>324</text:p>
          </table:table-cell>
          <table:table-cell office:value-type="float" office:value="321" table:formula="of:=MAX([.K32];[.L31])+[.K7]" table:style-name="ce7">
            <text:p>321</text:p>
          </table:table-cell>
          <table:table-cell office:value-type="float" office:value="314" table:formula="of:=MAX([.L32];[.M31])+[.L7]" table:style-name="ce7">
            <text:p>314</text:p>
          </table:table-cell>
          <table:table-cell office:value-type="float" office:value="301" table:formula="of:=MAX([.M32];[.N31])+[.M7]" table:style-name="ce7">
            <text:p>301</text:p>
          </table:table-cell>
          <table:table-cell office:value-type="float" office:value="289" table:formula="of:=MAX([.N32];[.O31])+[.N7]" table:style-name="ce7">
            <text:p>289</text:p>
          </table:table-cell>
          <table:table-cell office:value-type="float" office:value="265" table:formula="of:=MAX([.O32];[.P31])+[.O7]" table:style-name="ce7">
            <text:p>265</text:p>
          </table:table-cell>
          <table:table-cell office:value-type="float" office:value="30" table:formula="of:=MAX([.Q31])+[.P7]" table:style-name="ce25">
            <text:p>30</text:p>
          </table:table-cell>
          <table:table-cell office:value-type="float" office:value="26" table:formula="of:=MAX([.R31])+[.Q7]" table:style-name="ce25">
            <text:p>26</text:p>
          </table:table-cell>
          <table:table-cell office:value-type="float" office:value="7" table:formula="of:=[.R7]" table:style-name="ce18">
            <text:p>7</text:p>
          </table:table-cell>
          <table:table-cell office:value-type="float" office:value="183" table:formula="of:=MAX([.S32];[.T31])+[.S7]" table:style-name="ce7">
            <text:p>183</text:p>
          </table:table-cell>
          <table:table-cell office:value-type="float" office:value="131" table:formula="of:=MAX([.T32];[.U31])+[.T7]" table:style-name="ce8">
            <text:p>131</text:p>
          </table:table-cell>
          <table:table-cell table:number-columns-repeated="16364"/>
        </table:table-row>
        <table:table-row table:style-name="ro2">
          <table:table-cell office:value-type="float" office:value="418" table:formula="of:=MAX([.A33];[.B32])+[.A8]" table:style-name="ce6">
            <text:p>418</text:p>
          </table:table-cell>
          <table:table-cell office:value-type="float" office:value="412" table:formula="of:=MAX([.B33];[.C32])+[.B8]" table:style-name="ce7">
            <text:p>412</text:p>
          </table:table-cell>
          <table:table-cell office:value-type="float" office:value="395" table:formula="of:=MAX([.C33];[.D32])+[.C8]" table:style-name="ce7">
            <text:p>395</text:p>
          </table:table-cell>
          <table:table-cell office:value-type="float" office:value="375" table:formula="of:=MAX([.D33];[.E32])+[.D8]" table:style-name="ce7">
            <text:p>375</text:p>
          </table:table-cell>
          <table:table-cell office:value-type="float" office:value="346" table:formula="of:=MAX([.E33];[.F32])+[.E8]" table:style-name="ce7">
            <text:p>346</text:p>
          </table:table-cell>
          <table:table-cell office:value-type="float" office:value="343" table:formula="of:=MAX([.F33];[.G32])+[.F8]" table:style-name="ce7">
            <text:p>343</text:p>
          </table:table-cell>
          <table:table-cell office:value-type="float" office:value="334" table:formula="of:=MAX([.G33];[.H32])+[.G8]" table:style-name="ce7">
            <text:p>334</text:p>
          </table:table-cell>
          <table:table-cell office:value-type="float" office:value="323" table:formula="of:=MAX([.H33];[.I32])+[.H8]" table:style-name="ce7">
            <text:p>323</text:p>
          </table:table-cell>
          <table:table-cell office:value-type="float" office:value="317" table:formula="of:=MAX([.I33];[.J32])+[.I8]" table:style-name="ce7">
            <text:p>317</text:p>
          </table:table-cell>
          <table:table-cell office:value-type="float" office:value="313" table:formula="of:=MAX([.J33];[.K32])+[.J8]" table:style-name="ce7">
            <text:p>313</text:p>
          </table:table-cell>
          <table:table-cell office:value-type="float" office:value="289" table:formula="of:=MAX([.K33];[.L32])+[.K8]" table:style-name="ce7">
            <text:p>289</text:p>
          </table:table-cell>
          <table:table-cell office:value-type="float" office:value="283" table:formula="of:=MAX([.L33];[.M32])+[.L8]" table:style-name="ce7">
            <text:p>283</text:p>
          </table:table-cell>
          <table:table-cell office:value-type="float" office:value="281" table:formula="of:=MAX([.M33];[.N32])+[.M8]" table:style-name="ce7">
            <text:p>281</text:p>
          </table:table-cell>
          <table:table-cell office:value-type="float" office:value="271" table:formula="of:=MAX([.N33];[.O32])+[.N8]" table:style-name="ce7">
            <text:p>271</text:p>
          </table:table-cell>
          <table:table-cell office:value-type="float" office:value="255" table:formula="of:=MAX([.O33];[.P32])+[.O8]" table:style-name="ce7">
            <text:p>255</text:p>
          </table:table-cell>
          <table:table-cell office:value-type="float" office:value="245" table:formula="of:=MAX([.P33];[.Q32])+[.P8]" table:style-name="ce7">
            <text:p>245</text:p>
          </table:table-cell>
          <table:table-cell office:value-type="float" office:value="224" table:formula="of:=MAX([.Q33];[.R32])+[.Q8]" table:style-name="ce7">
            <text:p>224</text:p>
          </table:table-cell>
          <table:table-cell office:value-type="float" office:value="170" table:formula="of:=MAX([.R33];[.S32])+[.R8]" table:style-name="ce7">
            <text:p>170</text:p>
          </table:table-cell>
          <table:table-cell office:value-type="float" office:value="165" table:formula="of:=MAX([.S33];[.T32])+[.S8]" table:style-name="ce7">
            <text:p>165</text:p>
          </table:table-cell>
          <table:table-cell office:value-type="float" office:value="118" table:formula="of:=MAX([.T33];[.U32])+[.T8]" table:style-name="ce8">
            <text:p>118</text:p>
          </table:table-cell>
          <table:table-cell table:number-columns-repeated="16364"/>
        </table:table-row>
        <table:table-row table:style-name="ro1">
          <table:table-cell office:value-type="float" office:value="408" table:formula="of:=MAX([.A34];[.B33])+[.A9]" table:style-name="ce6">
            <text:p>408</text:p>
          </table:table-cell>
          <table:table-cell office:value-type="float" office:value="391" table:formula="of:=MAX([.B34];[.C33])+[.B9]" table:style-name="ce7">
            <text:p>391</text:p>
          </table:table-cell>
          <table:table-cell office:value-type="float" office:value="375" table:formula="of:=MAX([.C34];[.D33])+[.C9]" table:style-name="ce7">
            <text:p>375</text:p>
          </table:table-cell>
          <table:table-cell office:value-type="float" office:value="360" table:formula="of:=MAX([.D34];[.E33])+[.D9]" table:style-name="ce7">
            <text:p>360</text:p>
          </table:table-cell>
          <table:table-cell office:value-type="float" office:value="341" table:formula="of:=MAX([.E34];[.F33])+[.E9]" table:style-name="ce7">
            <text:p>341</text:p>
          </table:table-cell>
          <table:table-cell office:value-type="float" office:value="336" table:formula="of:=MAX([.F34];[.G33])+[.F9]" table:style-name="ce7">
            <text:p>336</text:p>
          </table:table-cell>
          <table:table-cell office:value-type="float" office:value="329" table:formula="of:=MAX([.G34];[.H33])+[.G9]" table:style-name="ce7">
            <text:p>329</text:p>
          </table:table-cell>
          <table:table-cell office:value-type="float" office:value="309" table:formula="of:=MAX([.H34];[.I33])+[.H9]" table:style-name="ce7">
            <text:p>309</text:p>
          </table:table-cell>
          <table:table-cell office:value-type="float" office:value="304" table:formula="of:=MAX([.I34];[.J33])+[.I9]" table:style-name="ce7">
            <text:p>304</text:p>
          </table:table-cell>
          <table:table-cell office:value-type="float" office:value="296" table:formula="of:=MAX([.J34];[.K33])+[.J9]" table:style-name="ce7">
            <text:p>296</text:p>
          </table:table-cell>
          <table:table-cell office:value-type="float" office:value="287" table:formula="of:=MAX([.K34];[.L33])+[.K9]" table:style-name="ce7">
            <text:p>287</text:p>
          </table:table-cell>
          <table:table-cell office:value-type="float" office:value="268" table:formula="of:=MAX([.L34];[.M33])+[.L9]" table:style-name="ce7">
            <text:p>268</text:p>
          </table:table-cell>
          <table:table-cell office:value-type="float" office:value="246" table:formula="of:=MAX([.M34];[.N33])+[.M9]" table:style-name="ce7">
            <text:p>246</text:p>
          </table:table-cell>
          <table:table-cell office:value-type="float" office:value="239" table:formula="of:=MAX([.N34];[.O33])+[.N9]" table:style-name="ce7">
            <text:p>239</text:p>
          </table:table-cell>
          <table:table-cell office:value-type="float" office:value="235" table:formula="of:=MAX([.O34];[.P33])+[.O9]" table:style-name="ce7">
            <text:p>235</text:p>
          </table:table-cell>
          <table:table-cell office:value-type="float" office:value="227" table:formula="of:=MAX([.P34];[.Q33])+[.P9]" table:style-name="ce7">
            <text:p>227</text:p>
          </table:table-cell>
          <table:table-cell office:value-type="float" office:value="210" table:formula="of:=MAX([.Q34];[.R33])+[.Q9]" table:style-name="ce7">
            <text:p>210</text:p>
          </table:table-cell>
          <table:table-cell office:value-type="float" office:value="157" table:formula="of:=MAX([.R34];[.S33])+[.R9]" table:style-name="ce7">
            <text:p>157</text:p>
          </table:table-cell>
          <table:table-cell office:value-type="float" office:value="152" table:formula="of:=MAX([.S34];[.T33])+[.S9]" table:style-name="ce7">
            <text:p>152</text:p>
          </table:table-cell>
          <table:table-cell office:value-type="float" office:value="99" table:formula="of:=MAX([.T34];[.U33])+[.T9]" table:style-name="ce8">
            <text:p>99</text:p>
          </table:table-cell>
          <table:table-cell table:number-columns-repeated="16364"/>
        </table:table-row>
        <table:table-row table:style-name="ro2">
          <table:table-cell office:value-type="float" office:value="358" table:formula="of:=MAX([.A35];[.B34])+[.A10]" table:style-name="ce6">
            <text:p>358</text:p>
          </table:table-cell>
          <table:table-cell office:value-type="float" office:value="351" table:formula="of:=MAX([.B35];[.C34])+[.B10]" table:style-name="ce7">
            <text:p>351</text:p>
          </table:table-cell>
          <table:table-cell office:value-type="float" office:value="344" table:formula="of:=MAX([.C35];[.D34])+[.C10]" table:style-name="ce7">
            <text:p>344</text:p>
          </table:table-cell>
          <table:table-cell office:value-type="float" office:value="334" table:formula="of:=MAX([.D35];[.E34])+[.D10]" table:style-name="ce7">
            <text:p>334</text:p>
          </table:table-cell>
          <table:table-cell office:value-type="float" office:value="316" table:formula="of:=MAX([.E35];[.F34])+[.E10]" table:style-name="ce7">
            <text:p>316</text:p>
          </table:table-cell>
          <table:table-cell office:value-type="float" office:value="301" table:formula="of:=MAX([.F35];[.G34])+[.F10]" table:style-name="ce7">
            <text:p>301</text:p>
          </table:table-cell>
          <table:table-cell office:value-type="float" office:value="289" table:formula="of:=MAX([.G35];[.H34])+[.G10]" table:style-name="ce7">
            <text:p>289</text:p>
          </table:table-cell>
          <table:table-cell office:value-type="float" office:value="273" table:formula="of:=MAX([.H35];[.I34])+[.H10]" table:style-name="ce7">
            <text:p>273</text:p>
          </table:table-cell>
          <table:table-cell office:value-type="float" office:value="262" table:formula="of:=MAX([.I35];[.J34])+[.I10]" table:style-name="ce7">
            <text:p>262</text:p>
          </table:table-cell>
          <table:table-cell office:value-type="float" office:value="258" table:formula="of:=MAX([.J35];[.K34])+[.J10]" table:style-name="ce7">
            <text:p>258</text:p>
          </table:table-cell>
          <table:table-cell office:value-type="float" office:value="251" table:formula="of:=MAX([.L34])+[.K10]" table:style-name="ce23">
            <text:p>251</text:p>
          </table:table-cell>
          <table:table-cell office:value-type="float" office:value="248" table:formula="of:=MAX([.M34])+[.L10]" table:style-name="ce23">
            <text:p>248</text:p>
          </table:table-cell>
          <table:table-cell office:value-type="float" office:value="232" table:formula="of:=MAX([.N34])+[.M10]" table:style-name="ce23">
            <text:p>232</text:p>
          </table:table-cell>
          <table:table-cell office:value-type="float" office:value="227" table:formula="of:=MAX([.O34])+[.N10]" table:style-name="ce23">
            <text:p>227</text:p>
          </table:table-cell>
          <table:table-cell office:value-type="float" office:value="222" table:formula="of:=MAX([.P34])+[.O10]" table:style-name="ce23">
            <text:p>222</text:p>
          </table:table-cell>
          <table:table-cell office:value-type="float" office:value="214" table:formula="of:=MAX([.P35];[.Q34])+[.P10]" table:style-name="ce7">
            <text:p>214</text:p>
          </table:table-cell>
          <table:table-cell office:value-type="float" office:value="197" table:formula="of:=MAX([.Q35];[.R34])+[.Q10]" table:style-name="ce7">
            <text:p>197</text:p>
          </table:table-cell>
          <table:table-cell office:value-type="float" office:value="144" table:formula="of:=MAX([.R35];[.S34])+[.R10]" table:style-name="ce7">
            <text:p>144</text:p>
          </table:table-cell>
          <table:table-cell office:value-type="float" office:value="139" table:formula="of:=MAX([.S35];[.T34])+[.S10]" table:style-name="ce7">
            <text:p>139</text:p>
          </table:table-cell>
          <table:table-cell office:value-type="float" office:value="86" table:formula="of:=MAX([.T35];[.U34])+[.T10]" table:style-name="ce8">
            <text:p>86</text:p>
          </table:table-cell>
          <table:table-cell table:number-columns-repeated="16364"/>
        </table:table-row>
        <table:table-row table:style-name="ro4">
          <table:table-cell office:value-type="float" office:value="330" table:formula="of:=MAX([.A36];[.B35])+[.A11]" table:style-name="ce6">
            <text:p>330</text:p>
          </table:table-cell>
          <table:table-cell office:value-type="float" office:value="316" table:formula="of:=MAX([.B36];[.C35])+[.B11]" table:style-name="ce7">
            <text:p>316</text:p>
          </table:table-cell>
          <table:table-cell office:value-type="float" office:value="314" table:formula="of:=MAX([.C36];[.D35])+[.C11]" table:style-name="ce7">
            <text:p>314</text:p>
          </table:table-cell>
          <table:table-cell office:value-type="float" office:value="306" table:formula="of:=MAX([.D36];[.E35])+[.D11]" table:style-name="ce7">
            <text:p>306</text:p>
          </table:table-cell>
          <table:table-cell office:value-type="float" office:value="290" table:formula="of:=MAX([.E36];[.F35])+[.E11]" table:style-name="ce7">
            <text:p>290</text:p>
          </table:table-cell>
          <table:table-cell office:value-type="float" office:value="267" table:formula="of:=MAX([.F36];[.G35])+[.F11]" table:style-name="ce7">
            <text:p>267</text:p>
          </table:table-cell>
          <table:table-cell office:value-type="float" office:value="252" table:formula="of:=MAX([.G36];[.H35])+[.G11]" table:style-name="ce7">
            <text:p>252</text:p>
          </table:table-cell>
          <table:table-cell office:value-type="float" office:value="244" table:formula="of:=MAX([.H36];[.I35])+[.H11]" table:style-name="ce7">
            <text:p>244</text:p>
          </table:table-cell>
          <table:table-cell office:value-type="float" office:value="232" table:formula="of:=MAX([.I36];[.J35])+[.I11]" table:style-name="ce7">
            <text:p>232</text:p>
          </table:table-cell>
          <table:table-cell office:value-type="float" office:value="219" table:formula="of:=MAX([.J36];[.K35])+[.J11]" table:style-name="ce7">
            <text:p>219</text:p>
          </table:table-cell>
          <table:table-cell office:value-type="float" office:value="201" table:formula="of:=MAX([.K36];[.L35])+[.K11]" table:style-name="ce13">
            <text:p>201</text:p>
          </table:table-cell>
          <table:table-cell office:value-type="float" office:value="178" table:formula="of:=MAX([.L36];[.M35])+[.L11]" table:style-name="ce13">
            <text:p>178</text:p>
          </table:table-cell>
          <table:table-cell office:value-type="float" office:value="145" table:formula="of:=MAX([.M36];[.N35])+[.M11]" table:style-name="ce13">
            <text:p>145</text:p>
          </table:table-cell>
          <table:table-cell office:value-type="float" office:value="139" table:formula="of:=MAX([.N36];[.O35])+[.N11]" table:style-name="ce13">
            <text:p>139</text:p>
          </table:table-cell>
          <table:table-cell office:value-type="float" office:value="98" table:formula="of:=MAX([.O36])+[.O11]" table:style-name="ce21">
            <text:p>98</text:p>
          </table:table-cell>
          <table:table-cell office:value-type="float" office:value="208" table:formula="of:=MAX([.P36];[.Q35])+[.P11]" table:style-name="ce7">
            <text:p>208</text:p>
          </table:table-cell>
          <table:table-cell office:value-type="float" office:value="182" table:formula="of:=MAX([.Q36];[.R35])+[.Q11]" table:style-name="ce7">
            <text:p>182</text:p>
          </table:table-cell>
          <table:table-cell office:value-type="float" office:value="142" table:formula="of:=MAX([.R36];[.S35])+[.R11]" table:style-name="ce7">
            <text:p>142</text:p>
          </table:table-cell>
          <table:table-cell office:value-type="float" office:value="125" table:formula="of:=MAX([.S36];[.T35])+[.S11]" table:style-name="ce7">
            <text:p>125</text:p>
          </table:table-cell>
          <table:table-cell office:value-type="float" office:value="78" table:formula="of:=MAX([.T36];[.U35])+[.T11]" table:style-name="ce8">
            <text:p>78</text:p>
          </table:table-cell>
          <table:table-cell table:number-columns-repeated="16364"/>
        </table:table-row>
        <table:table-row table:style-name="ro4">
          <table:table-cell office:value-type="float" office:value="320" table:formula="of:=MAX([.A37];[.B36])+[.A12]" table:style-name="ce6">
            <text:p>320</text:p>
          </table:table-cell>
          <table:table-cell office:value-type="float" office:value="298" table:formula="of:=MAX([.B37];[.C36])+[.B12]" table:style-name="ce7">
            <text:p>298</text:p>
          </table:table-cell>
          <table:table-cell office:value-type="float" office:value="290" table:formula="of:=MAX([.C37];[.D36])+[.C12]" table:style-name="ce7">
            <text:p>290</text:p>
          </table:table-cell>
          <table:table-cell office:value-type="float" office:value="272" table:formula="of:=MAX([.D37];[.E36])+[.D12]" table:style-name="ce7">
            <text:p>272</text:p>
          </table:table-cell>
          <table:table-cell office:value-type="float" office:value="270" table:formula="of:=MAX([.E37];[.F36])+[.E12]" table:style-name="ce7">
            <text:p>270</text:p>
          </table:table-cell>
          <table:table-cell office:value-type="float" office:value="259" table:formula="of:=MAX([.F37];[.G36])+[.F12]" table:style-name="ce7">
            <text:p>259</text:p>
          </table:table-cell>
          <table:table-cell office:value-type="float" office:value="240" table:formula="of:=MAX([.G37];[.H36])+[.G12]" table:style-name="ce7">
            <text:p>240</text:p>
          </table:table-cell>
          <table:table-cell office:value-type="float" office:value="224" table:formula="of:=MAX([.H37];[.I36])+[.H12]" table:style-name="ce7">
            <text:p>224</text:p>
          </table:table-cell>
          <table:table-cell office:value-type="float" office:value="217" table:formula="of:=MAX([.I37];[.J36])+[.I12]" table:style-name="ce7">
            <text:p>217</text:p>
          </table:table-cell>
          <table:table-cell office:value-type="float" office:value="199" table:formula="of:=MAX([.J37];[.K36])+[.J12]" table:style-name="ce7">
            <text:p>199</text:p>
          </table:table-cell>
          <table:table-cell office:value-type="float" office:value="190" table:formula="of:=MAX([.K37];[.L36])+[.K12]" table:style-name="ce7">
            <text:p>190</text:p>
          </table:table-cell>
          <table:table-cell office:value-type="float" office:value="172" table:formula="of:=MAX([.L37];[.M36])+[.L12]" table:style-name="ce7">
            <text:p>172</text:p>
          </table:table-cell>
          <table:table-cell office:value-type="float" office:value="141" table:formula="of:=MAX([.M37];[.N36])+[.M12]" table:style-name="ce7">
            <text:p>141</text:p>
          </table:table-cell>
          <table:table-cell office:value-type="float" office:value="129" table:formula="of:=MAX([.N37];[.O36])+[.N12]" table:style-name="ce7">
            <text:p>129</text:p>
          </table:table-cell>
          <table:table-cell office:value-type="float" office:value="79" table:formula="of:=MAX([.O37])+[.O12]" table:style-name="ce21">
            <text:p>79</text:p>
          </table:table-cell>
          <table:table-cell office:value-type="float" office:value="199" table:formula="of:=MAX([.P37];[.Q36])+[.P12]" table:style-name="ce7">
            <text:p>199</text:p>
          </table:table-cell>
          <table:table-cell office:value-type="float" office:value="180" table:formula="of:=MAX([.Q37];[.R36])+[.Q12]" table:style-name="ce7">
            <text:p>180</text:p>
          </table:table-cell>
          <table:table-cell office:value-type="float" office:value="138" table:formula="of:=MAX([.R37];[.S36])+[.R12]" table:style-name="ce7">
            <text:p>138</text:p>
          </table:table-cell>
          <table:table-cell office:value-type="float" office:value="123" table:formula="of:=MAX([.S37];[.T36])+[.S12]" table:style-name="ce7">
            <text:p>123</text:p>
          </table:table-cell>
          <table:table-cell office:value-type="float" office:value="66" table:formula="of:=MAX([.T37];[.U36])+[.T12]" table:style-name="ce8">
            <text:p>66</text:p>
          </table:table-cell>
          <table:table-cell table:number-columns-repeated="16364"/>
        </table:table-row>
        <table:table-row table:style-name="ro4">
          <table:table-cell office:value-type="float" office:value="303" table:formula="of:=MAX([.A38];[.B37])+[.A13]" table:style-name="ce6">
            <text:p>303</text:p>
          </table:table-cell>
          <table:table-cell office:value-type="float" office:value="283" table:formula="of:=MAX([.C37])+[.B13]" table:style-name="ce23">
            <text:p>283</text:p>
          </table:table-cell>
          <table:table-cell office:value-type="float" office:value="269" table:formula="of:=MAX([.D37])+[.C13]" table:style-name="ce23">
            <text:p>269</text:p>
          </table:table-cell>
          <table:table-cell office:value-type="float" office:value="261" table:formula="of:=MAX([.E37])+[.D13]" table:style-name="ce23">
            <text:p>261</text:p>
          </table:table-cell>
          <table:table-cell office:value-type="float" office:value="258" table:formula="of:=MAX([.F37])+[.E13]" table:style-name="ce23">
            <text:p>258</text:p>
          </table:table-cell>
          <table:table-cell office:value-type="float" office:value="238" table:formula="of:=MAX([.F38];[.G37])+[.F13]" table:style-name="ce7">
            <text:p>238</text:p>
          </table:table-cell>
          <table:table-cell office:value-type="float" office:value="221" table:formula="of:=MAX([.G38];[.H37])+[.G13]" table:style-name="ce7">
            <text:p>221</text:p>
          </table:table-cell>
          <table:table-cell office:value-type="float" office:value="208" table:formula="of:=MAX([.H38];[.I37])+[.H13]" table:style-name="ce7">
            <text:p>208</text:p>
          </table:table-cell>
          <table:table-cell office:value-type="float" office:value="192" table:formula="of:=MAX([.I38];[.J37])+[.I13]" table:style-name="ce7">
            <text:p>192</text:p>
          </table:table-cell>
          <table:table-cell office:value-type="float" office:value="181" table:formula="of:=MAX([.J38];[.K37])+[.J13]" table:style-name="ce7">
            <text:p>181</text:p>
          </table:table-cell>
          <table:table-cell office:value-type="float" office:value="173" table:formula="of:=MAX([.K38];[.L37])+[.K13]" table:style-name="ce7">
            <text:p>173</text:p>
          </table:table-cell>
          <table:table-cell office:value-type="float" office:value="156" table:formula="of:=MAX([.L38];[.M37])+[.L13]" table:style-name="ce7">
            <text:p>156</text:p>
          </table:table-cell>
          <table:table-cell office:value-type="float" office:value="132" table:formula="of:=MAX([.M38];[.N37])+[.M13]" table:style-name="ce7">
            <text:p>132</text:p>
          </table:table-cell>
          <table:table-cell office:value-type="float" office:value="120" table:formula="of:=MAX([.N38];[.O37])+[.N13]" table:style-name="ce7">
            <text:p>120</text:p>
          </table:table-cell>
          <table:table-cell office:value-type="float" office:value="72" table:formula="of:=MAX([.O38])+[.O13]" table:style-name="ce21">
            <text:p>72</text:p>
          </table:table-cell>
          <table:table-cell office:value-type="float" office:value="178" table:formula="of:=MAX([.P38];[.Q37])+[.P13]" table:style-name="ce7">
            <text:p>178</text:p>
          </table:table-cell>
          <table:table-cell office:value-type="float" office:value="164" table:formula="of:=MAX([.Q38];[.R37])+[.Q13]" table:style-name="ce7">
            <text:p>164</text:p>
          </table:table-cell>
          <table:table-cell office:value-type="float" office:value="135" table:formula="of:=MAX([.R38];[.S37])+[.R13]" table:style-name="ce7">
            <text:p>135</text:p>
          </table:table-cell>
          <table:table-cell office:value-type="float" office:value="103" table:formula="of:=MAX([.S38];[.T37])+[.S13]" table:style-name="ce7">
            <text:p>103</text:p>
          </table:table-cell>
          <table:table-cell office:value-type="float" office:value="58" table:formula="of:=MAX([.T38];[.U37])+[.T13]" table:style-name="ce8">
            <text:p>58</text:p>
          </table:table-cell>
          <table:table-cell table:number-columns-repeated="16364"/>
        </table:table-row>
        <table:table-row table:style-name="ro4">
          <table:table-cell office:value-type="float" office:value="164" table:formula="of:=MAX([.A39];[.B38])+[.A14]" table:style-name="ce6">
            <text:p>164</text:p>
          </table:table-cell>
          <table:table-cell office:value-type="float" office:value="144" table:formula="of:=MAX([.B39];[.C38])+[.B14]" table:style-name="ce13">
            <text:p>144</text:p>
          </table:table-cell>
          <table:table-cell office:value-type="float" office:value="123" table:formula="of:=MAX([.C39];[.D38])+[.C14]" table:style-name="ce13">
            <text:p>123</text:p>
          </table:table-cell>
          <table:table-cell office:value-type="float" office:value="110" table:formula="of:=MAX([.D39];[.E38])+[.D14]" table:style-name="ce13">
            <text:p>110</text:p>
          </table:table-cell>
          <table:table-cell office:value-type="float" office:value="66" table:formula="of:=MAX([.E39])+[.E14]" table:style-name="ce21">
            <text:p>66</text:p>
          </table:table-cell>
          <table:table-cell office:value-type="float" office:value="206" table:formula="of:=MAX([.F39];[.G38])+[.F14]" table:style-name="ce7">
            <text:p>206</text:p>
          </table:table-cell>
          <table:table-cell office:value-type="float" office:value="201" table:formula="of:=MAX([.G39];[.H38])+[.G14]" table:style-name="ce7">
            <text:p>201</text:p>
          </table:table-cell>
          <table:table-cell office:value-type="float" office:value="176" table:formula="of:=MAX([.H39];[.I38])+[.H14]" table:style-name="ce7">
            <text:p>176</text:p>
          </table:table-cell>
          <table:table-cell office:value-type="float" office:value="168" table:formula="of:=MAX([.I39];[.J38])+[.I14]" table:style-name="ce7">
            <text:p>168</text:p>
          </table:table-cell>
          <table:table-cell office:value-type="float" office:value="166" table:formula="of:=MAX([.J39];[.K38])+[.J14]" table:style-name="ce7">
            <text:p>166</text:p>
          </table:table-cell>
          <table:table-cell office:value-type="float" office:value="152" table:formula="of:=MAX([.K39];[.L38])+[.K14]" table:style-name="ce7">
            <text:p>152</text:p>
          </table:table-cell>
          <table:table-cell office:value-type="float" office:value="141" table:formula="of:=MAX([.L39];[.M38])+[.L14]" table:style-name="ce7">
            <text:p>141</text:p>
          </table:table-cell>
          <table:table-cell office:value-type="float" office:value="114" table:formula="of:=MAX([.M39];[.N38])+[.M14]" table:style-name="ce7">
            <text:p>114</text:p>
          </table:table-cell>
          <table:table-cell office:value-type="float" office:value="102" table:formula="of:=MAX([.N39];[.O38])+[.N14]" table:style-name="ce7">
            <text:p>102</text:p>
          </table:table-cell>
          <table:table-cell office:value-type="float" office:value="55" table:formula="of:=MAX([.O39])+[.O14]" table:style-name="ce21">
            <text:p>55</text:p>
          </table:table-cell>
          <table:table-cell office:value-type="float" office:value="158" table:formula="of:=MAX([.P39];[.Q38])+[.P14]" table:style-name="ce7">
            <text:p>158</text:p>
          </table:table-cell>
          <table:table-cell office:value-type="float" office:value="148" table:formula="of:=MAX([.Q39];[.R38])+[.Q14]" table:style-name="ce7">
            <text:p>148</text:p>
          </table:table-cell>
          <table:table-cell office:value-type="float" office:value="128" table:formula="of:=MAX([.R39];[.S38])+[.R14]" table:style-name="ce7">
            <text:p>128</text:p>
          </table:table-cell>
          <table:table-cell office:value-type="float" office:value="101" table:formula="of:=MAX([.S39];[.T38])+[.S14]" table:style-name="ce7">
            <text:p>101</text:p>
          </table:table-cell>
          <table:table-cell office:value-type="float" office:value="52" table:formula="of:=MAX([.T39];[.U38])+[.T14]" table:style-name="ce8">
            <text:p>52</text:p>
          </table:table-cell>
          <table:table-cell table:number-columns-repeated="16364"/>
        </table:table-row>
        <table:table-row table:style-name="ro4">
          <table:table-cell office:value-type="float" office:value="145" table:formula="of:=MAX([.A40];[.B39])+[.A15]" table:style-name="ce6">
            <text:p>145</text:p>
          </table:table-cell>
          <table:table-cell office:value-type="float" office:value="126" table:formula="of:=MAX([.B40];[.C39])+[.B15]" table:style-name="ce7">
            <text:p>126</text:p>
          </table:table-cell>
          <table:table-cell office:value-type="float" office:value="106" table:formula="of:=MAX([.C40];[.D39])+[.C15]" table:style-name="ce7">
            <text:p>106</text:p>
          </table:table-cell>
          <table:table-cell office:value-type="float" office:value="92" table:formula="of:=MAX([.D40];[.E39])+[.D15]" table:style-name="ce7">
            <text:p>92</text:p>
          </table:table-cell>
          <table:table-cell office:value-type="float" office:value="60" table:formula="of:=MAX([.E40])+[.E15]" table:style-name="ce21">
            <text:p>60</text:p>
          </table:table-cell>
          <table:table-cell office:value-type="float" office:value="203" table:formula="of:=MAX([.F40];[.G39])+[.F15]" table:style-name="ce7">
            <text:p>203</text:p>
          </table:table-cell>
          <table:table-cell office:value-type="float" office:value="190" table:formula="of:=MAX([.G40];[.H39])+[.G15]" table:style-name="ce7">
            <text:p>190</text:p>
          </table:table-cell>
          <table:table-cell office:value-type="float" office:value="166" table:formula="of:=MAX([.H40];[.I39])+[.H15]" table:style-name="ce7">
            <text:p>166</text:p>
          </table:table-cell>
          <table:table-cell office:value-type="float" office:value="163" table:formula="of:=MAX([.I40];[.J39])+[.I15]" table:style-name="ce7">
            <text:p>163</text:p>
          </table:table-cell>
          <table:table-cell office:value-type="float" office:value="158" table:formula="of:=MAX([.J40];[.K39])+[.J15]" table:style-name="ce7">
            <text:p>158</text:p>
          </table:table-cell>
          <table:table-cell office:value-type="float" office:value="139" table:formula="of:=MAX([.K40];[.L39])+[.K15]" table:style-name="ce7">
            <text:p>139</text:p>
          </table:table-cell>
          <table:table-cell office:value-type="float" office:value="128" table:formula="of:=MAX([.L40];[.M39])+[.L15]" table:style-name="ce7">
            <text:p>128</text:p>
          </table:table-cell>
          <table:table-cell office:value-type="float" office:value="110" table:formula="of:=MAX([.M40];[.N39])+[.M15]" table:style-name="ce7">
            <text:p>110</text:p>
          </table:table-cell>
          <table:table-cell office:value-type="float" office:value="90" table:formula="of:=MAX([.N40];[.O39])+[.N15]" table:style-name="ce7">
            <text:p>90</text:p>
          </table:table-cell>
          <table:table-cell office:value-type="float" office:value="53" table:formula="of:=MAX([.O40])+[.O15]" table:style-name="ce21">
            <text:p>53</text:p>
          </table:table-cell>
          <table:table-cell office:value-type="float" office:value="132" table:formula="of:=MAX([.P40];[.Q39])+[.P15]" table:style-name="ce7">
            <text:p>132</text:p>
          </table:table-cell>
          <table:table-cell office:value-type="float" office:value="128" table:formula="of:=MAX([.Q40];[.R39])+[.Q15]" table:style-name="ce7">
            <text:p>128</text:p>
          </table:table-cell>
          <table:table-cell office:value-type="float" office:value="119" table:formula="of:=MAX([.R40];[.S39])+[.R15]" table:style-name="ce7">
            <text:p>119</text:p>
          </table:table-cell>
          <table:table-cell office:value-type="float" office:value="98" table:formula="of:=MAX([.S40];[.T39])+[.S15]" table:style-name="ce7">
            <text:p>98</text:p>
          </table:table-cell>
          <table:table-cell office:value-type="float" office:value="43" table:formula="of:=MAX([.T40];[.U39])+[.T15]" table:style-name="ce8">
            <text:p>43</text:p>
          </table:table-cell>
          <table:table-cell table:number-columns-repeated="16364"/>
        </table:table-row>
        <table:table-row table:style-name="ro4">
          <table:table-cell office:value-type="float" office:value="125" table:formula="of:=MAX([.A41];[.B40])+[.A16]" table:style-name="ce6">
            <text:p>125</text:p>
          </table:table-cell>
          <table:table-cell office:value-type="float" office:value="115" table:formula="of:=MAX([.B41];[.C40])+[.B16]" table:style-name="ce7">
            <text:p>115</text:p>
          </table:table-cell>
          <table:table-cell office:value-type="float" office:value="89" table:formula="of:=MAX([.C41];[.D40])+[.C16]" table:style-name="ce7">
            <text:p>89</text:p>
          </table:table-cell>
          <table:table-cell office:value-type="float" office:value="76" table:formula="of:=MAX([.D41];[.E40])+[.D16]" table:style-name="ce7">
            <text:p>76</text:p>
          </table:table-cell>
          <table:table-cell office:value-type="float" office:value="58" table:formula="of:=MAX([.E41])+[.E16]" table:style-name="ce21">
            <text:p>58</text:p>
          </table:table-cell>
          <table:table-cell office:value-type="float" office:value="189" table:formula="of:=MAX([.F41];[.G40])+[.F16]" table:style-name="ce7">
            <text:p>189</text:p>
          </table:table-cell>
          <table:table-cell office:value-type="float" office:value="185" table:formula="of:=MAX([.G41];[.H40])+[.G16]" table:style-name="ce7">
            <text:p>185</text:p>
          </table:table-cell>
          <table:table-cell office:value-type="float" office:value="159" table:formula="of:=MAX([.H41];[.I40])+[.H16]" table:style-name="ce7">
            <text:p>159</text:p>
          </table:table-cell>
          <table:table-cell office:value-type="float" office:value="147" table:formula="of:=MAX([.I41];[.J40])+[.I16]" table:style-name="ce7">
            <text:p>147</text:p>
          </table:table-cell>
          <table:table-cell office:value-type="float" office:value="122" table:formula="of:=MAX([.J41];[.K40])+[.J16]" table:style-name="ce7">
            <text:p>122</text:p>
          </table:table-cell>
          <table:table-cell office:value-type="float" office:value="108" table:formula="of:=MAX([.K41];[.L40])+[.K16]" table:style-name="ce7">
            <text:p>108</text:p>
          </table:table-cell>
          <table:table-cell office:value-type="float" office:value="95" table:formula="of:=MAX([.L41];[.M40])+[.L16]" table:style-name="ce7">
            <text:p>95</text:p>
          </table:table-cell>
          <table:table-cell office:value-type="float" office:value="80" table:formula="of:=MAX([.M41];[.N40])+[.M16]" table:style-name="ce7">
            <text:p>80</text:p>
          </table:table-cell>
          <table:table-cell office:value-type="float" office:value="75" table:formula="of:=MAX([.N41];[.O40])+[.N16]" table:style-name="ce7">
            <text:p>75</text:p>
          </table:table-cell>
          <table:table-cell office:value-type="float" office:value="50" table:formula="of:=MAX([.O41])+[.O16]" table:style-name="ce21">
            <text:p>50</text:p>
          </table:table-cell>
          <table:table-cell office:value-type="float" office:value="121" table:formula="of:=MAX([.P41];[.Q40])+[.P16]" table:style-name="ce7">
            <text:p>121</text:p>
          </table:table-cell>
          <table:table-cell office:value-type="float" office:value="101" table:formula="of:=MAX([.Q41];[.R40])+[.Q16]" table:style-name="ce7">
            <text:p>101</text:p>
          </table:table-cell>
          <table:table-cell office:value-type="float" office:value="99" table:formula="of:=MAX([.R41];[.S40])+[.R16]" table:style-name="ce7">
            <text:p>99</text:p>
          </table:table-cell>
          <table:table-cell office:value-type="float" office:value="81" table:formula="of:=MAX([.S41];[.T40])+[.S16]" table:style-name="ce7">
            <text:p>81</text:p>
          </table:table-cell>
          <table:table-cell office:value-type="float" office:value="37" table:formula="of:=MAX([.T41];[.U40])+[.T16]" table:style-name="ce8">
            <text:p>37</text:p>
          </table:table-cell>
          <table:table-cell table:number-columns-repeated="16364"/>
        </table:table-row>
        <table:table-row table:style-name="ro4">
          <table:table-cell office:value-type="float" office:value="116" table:formula="of:=MAX([.A42];[.B41])+[.A17]" table:style-name="ce6">
            <text:p>116</text:p>
          </table:table-cell>
          <table:table-cell office:value-type="float" office:value="98" table:formula="of:=MAX([.B42];[.C41])+[.B17]" table:style-name="ce7">
            <text:p>98</text:p>
          </table:table-cell>
          <table:table-cell office:value-type="float" office:value="75" table:formula="of:=MAX([.C42];[.D41])+[.C17]" table:style-name="ce7">
            <text:p>75</text:p>
          </table:table-cell>
          <table:table-cell office:value-type="float" office:value="59" table:formula="of:=MAX([.D42];[.E41])+[.D17]" table:style-name="ce7">
            <text:p>59</text:p>
          </table:table-cell>
          <table:table-cell office:value-type="float" office:value="44" table:formula="of:=MAX([.E42])+[.E17]" table:style-name="ce21">
            <text:p>44</text:p>
          </table:table-cell>
          <table:table-cell office:value-type="float" office:value="174" table:formula="of:=MAX([.F42];[.G41])+[.F17]" table:style-name="ce7">
            <text:p>174</text:p>
          </table:table-cell>
          <table:table-cell office:value-type="float" office:value="167" table:formula="of:=MAX([.G42];[.H41])+[.G17]" table:style-name="ce7">
            <text:p>167</text:p>
          </table:table-cell>
          <table:table-cell office:value-type="float" office:value="147" table:formula="of:=MAX([.H42];[.I41])+[.H17]" table:style-name="ce7">
            <text:p>147</text:p>
          </table:table-cell>
          <table:table-cell office:value-type="float" office:value="135" table:formula="of:=MAX([.I42];[.J41])+[.I17]" table:style-name="ce7">
            <text:p>135</text:p>
          </table:table-cell>
          <table:table-cell office:value-type="float" office:value="116" table:formula="of:=MAX([.J42];[.K41])+[.J17]" table:style-name="ce7">
            <text:p>116</text:p>
          </table:table-cell>
          <table:table-cell office:value-type="float" office:value="98" table:formula="of:=MAX([.K42];[.L41])+[.K17]" table:style-name="ce7">
            <text:p>98</text:p>
          </table:table-cell>
          <table:table-cell office:value-type="float" office:value="84" table:formula="of:=MAX([.L42];[.M41])+[.L17]" table:style-name="ce7">
            <text:p>84</text:p>
          </table:table-cell>
          <table:table-cell office:value-type="float" office:value="78" table:formula="of:=MAX([.M42];[.N41])+[.M17]" table:style-name="ce7">
            <text:p>78</text:p>
          </table:table-cell>
          <table:table-cell office:value-type="float" office:value="63" table:formula="of:=MAX([.N42];[.O41])+[.N17]" table:style-name="ce7">
            <text:p>63</text:p>
          </table:table-cell>
          <table:table-cell office:value-type="float" office:value="45" table:formula="of:=MAX([.O42])+[.O17]" table:style-name="ce21">
            <text:p>45</text:p>
          </table:table-cell>
          <table:table-cell office:value-type="float" office:value="102" table:formula="of:=MAX([.P42];[.Q41])+[.P17]" table:style-name="ce7">
            <text:p>102</text:p>
          </table:table-cell>
          <table:table-cell office:value-type="float" office:value="83" table:formula="of:=MAX([.Q42];[.R41])+[.Q17]" table:style-name="ce7">
            <text:p>83</text:p>
          </table:table-cell>
          <table:table-cell office:value-type="float" office:value="76" table:formula="of:=MAX([.R42];[.S41])+[.R17]" table:style-name="ce7">
            <text:p>76</text:p>
          </table:table-cell>
          <table:table-cell office:value-type="float" office:value="65" table:formula="of:=MAX([.S42];[.T41])+[.S17]" table:style-name="ce7">
            <text:p>65</text:p>
          </table:table-cell>
          <table:table-cell office:value-type="float" office:value="29" table:formula="of:=MAX([.T42];[.U41])+[.T17]" table:style-name="ce8">
            <text:p>29</text:p>
          </table:table-cell>
          <table:table-cell table:number-columns-repeated="16364"/>
        </table:table-row>
        <table:table-row table:style-name="ro4">
          <table:table-cell office:value-type="float" office:value="90" table:formula="of:=MAX([.A43];[.B42])+[.A18]" table:style-name="ce6">
            <text:p>90</text:p>
          </table:table-cell>
          <table:table-cell office:value-type="float" office:value="80" table:formula="of:=MAX([.B43];[.C42])+[.B18]" table:style-name="ce7">
            <text:p>80</text:p>
          </table:table-cell>
          <table:table-cell office:value-type="float" office:value="67" table:formula="of:=MAX([.C43];[.D42])+[.C18]" table:style-name="ce7">
            <text:p>67</text:p>
          </table:table-cell>
          <table:table-cell office:value-type="float" office:value="54" table:formula="of:=MAX([.D43];[.E42])+[.D18]" table:style-name="ce7">
            <text:p>54</text:p>
          </table:table-cell>
          <table:table-cell office:value-type="float" office:value="34" table:formula="of:=MAX([.E43])+[.E18]" table:style-name="ce21">
            <text:p>34</text:p>
          </table:table-cell>
          <table:table-cell office:value-type="float" office:value="165" table:formula="of:=MAX([.F43];[.G42])+[.F18]" table:style-name="ce7">
            <text:p>165</text:p>
          </table:table-cell>
          <table:table-cell office:value-type="float" office:value="152" table:formula="of:=MAX([.G43];[.H42])+[.G18]" table:style-name="ce7">
            <text:p>152</text:p>
          </table:table-cell>
          <table:table-cell office:value-type="float" office:value="119" table:formula="of:=MAX([.H43];[.I42])+[.H18]" table:style-name="ce7">
            <text:p>119</text:p>
          </table:table-cell>
          <table:table-cell office:value-type="float" office:value="111" table:formula="of:=MAX([.I43];[.J42])+[.I18]" table:style-name="ce7">
            <text:p>111</text:p>
          </table:table-cell>
          <table:table-cell office:value-type="float" office:value="91" table:formula="of:=MAX([.J43];[.K42])+[.J18]" table:style-name="ce7">
            <text:p>91</text:p>
          </table:table-cell>
          <table:table-cell office:value-type="float" office:value="89" table:formula="of:=MAX([.K43];[.L42])+[.K18]" table:style-name="ce7">
            <text:p>89</text:p>
          </table:table-cell>
          <table:table-cell office:value-type="float" office:value="79" table:formula="of:=MAX([.L43];[.M42])+[.L18]" table:style-name="ce7">
            <text:p>79</text:p>
          </table:table-cell>
          <table:table-cell office:value-type="float" office:value="65" table:formula="of:=MAX([.M43];[.N42])+[.M18]" table:style-name="ce7">
            <text:p>65</text:p>
          </table:table-cell>
          <table:table-cell office:value-type="float" office:value="48" table:formula="of:=MAX([.N43];[.O42])+[.N18]" table:style-name="ce7">
            <text:p>48</text:p>
          </table:table-cell>
          <table:table-cell office:value-type="float" office:value="32" table:formula="of:=MAX([.O43])+[.O18]" table:style-name="ce21">
            <text:p>32</text:p>
          </table:table-cell>
          <table:table-cell office:value-type="float" office:value="92" table:formula="of:=MAX([.P43];[.Q42])+[.P18]" table:style-name="ce7">
            <text:p>92</text:p>
          </table:table-cell>
          <table:table-cell office:value-type="float" office:value="76" table:formula="of:=MAX([.Q43];[.R42])+[.Q18]" table:style-name="ce7">
            <text:p>76</text:p>
          </table:table-cell>
          <table:table-cell office:value-type="float" office:value="67" table:formula="of:=MAX([.R43];[.S42])+[.R18]" table:style-name="ce7">
            <text:p>67</text:p>
          </table:table-cell>
          <table:table-cell office:value-type="float" office:value="48" table:formula="of:=MAX([.S43];[.T42])+[.S18]" table:style-name="ce7">
            <text:p>48</text:p>
          </table:table-cell>
          <table:table-cell office:value-type="float" office:value="27" table:formula="of:=MAX([.T43];[.U42])+[.T18]" table:style-name="ce8">
            <text:p>27</text:p>
          </table:table-cell>
          <table:table-cell table:number-columns-repeated="16364"/>
        </table:table-row>
        <table:table-row table:style-name="ro2">
          <table:table-cell office:value-type="float" office:value="75" table:formula="of:=MAX([.A44];[.B43])+[.A19]" table:style-name="ce6">
            <text:p>75</text:p>
          </table:table-cell>
          <table:table-cell office:value-type="float" office:value="70" table:formula="of:=MAX([.B44];[.C43])+[.B19]" table:style-name="ce7">
            <text:p>70</text:p>
          </table:table-cell>
          <table:table-cell office:value-type="float" office:value="52" table:formula="of:=MAX([.C44];[.D43])+[.C19]" table:style-name="ce7">
            <text:p>52</text:p>
          </table:table-cell>
          <table:table-cell office:value-type="float" office:value="45" table:formula="of:=MAX([.D44];[.E43])+[.D19]" table:style-name="ce7">
            <text:p>45</text:p>
          </table:table-cell>
          <table:table-cell office:value-type="float" office:value="28" table:formula="of:=MAX([.E44])+[.E19]" table:style-name="ce21">
            <text:p>28</text:p>
          </table:table-cell>
          <table:table-cell office:value-type="float" office:value="136" table:formula="of:=MAX([.F44];[.G43])+[.F19]" table:style-name="ce7">
            <text:p>136</text:p>
          </table:table-cell>
          <table:table-cell office:value-type="float" office:value="133" table:formula="of:=MAX([.G44];[.H43])+[.G19]" table:style-name="ce7">
            <text:p>133</text:p>
          </table:table-cell>
          <table:table-cell office:value-type="float" office:value="113" table:formula="of:=MAX([.H44];[.I43])+[.H19]" table:style-name="ce7">
            <text:p>113</text:p>
          </table:table-cell>
          <table:table-cell office:value-type="float" office:value="97" table:formula="of:=MAX([.I44];[.J43])+[.I19]" table:style-name="ce7">
            <text:p>97</text:p>
          </table:table-cell>
          <table:table-cell office:value-type="float" office:value="88" table:formula="of:=MAX([.J44];[.K43])+[.J19]" table:style-name="ce7">
            <text:p>88</text:p>
          </table:table-cell>
          <table:table-cell office:value-type="float" office:value="78" table:formula="of:=MAX([.K44];[.L43])+[.K19]" table:style-name="ce7">
            <text:p>78</text:p>
          </table:table-cell>
          <table:table-cell office:value-type="float" office:value="60" table:formula="of:=MAX([.L44];[.M43])+[.L19]" table:style-name="ce7">
            <text:p>60</text:p>
          </table:table-cell>
          <table:table-cell office:value-type="float" office:value="44" table:formula="of:=MAX([.M44];[.N43])+[.M19]" table:style-name="ce7">
            <text:p>44</text:p>
          </table:table-cell>
          <table:table-cell office:value-type="float" office:value="28" table:formula="of:=MAX([.N44];[.O43])+[.N19]" table:style-name="ce7">
            <text:p>28</text:p>
          </table:table-cell>
          <table:table-cell office:value-type="float" office:value="21" table:formula="of:=MAX([.O44])+[.O19]" table:style-name="ce21">
            <text:p>21</text:p>
          </table:table-cell>
          <table:table-cell office:value-type="float" office:value="86" table:formula="of:=MAX([.P44];[.Q43])+[.P19]" table:style-name="ce7">
            <text:p>86</text:p>
          </table:table-cell>
          <table:table-cell office:value-type="float" office:value="74" table:formula="of:=MAX([.Q44];[.R43])+[.Q19]" table:style-name="ce7">
            <text:p>74</text:p>
          </table:table-cell>
          <table:table-cell office:value-type="float" office:value="42" table:formula="of:=MAX([.R44];[.S43])+[.R19]" table:style-name="ce7">
            <text:p>42</text:p>
          </table:table-cell>
          <table:table-cell office:value-type="float" office:value="36" table:formula="of:=MAX([.S44];[.T43])+[.S19]" table:style-name="ce7">
            <text:p>36</text:p>
          </table:table-cell>
          <table:table-cell office:value-type="float" office:value="20" table:formula="of:=MAX([.T44];[.U43])+[.T19]" table:style-name="ce8">
            <text:p>20</text:p>
          </table:table-cell>
          <table:table-cell table:number-columns-repeated="16364"/>
        </table:table-row>
        <table:table-row table:style-name="ro2">
          <table:table-cell office:value-type="float" office:value="64" table:formula="of:=MAX([.A45];[.B44])+[.A20]" table:style-name="ce15">
            <text:p>64</text:p>
          </table:table-cell>
          <table:table-cell office:value-type="float" office:value="46" table:formula="of:=MAX([.B45];[.C44])+[.B20]" table:style-name="ce16">
            <text:p>46</text:p>
          </table:table-cell>
          <table:table-cell office:value-type="float" office:value="30" table:formula="of:=MAX([.C45];[.D44])+[.C20]" table:style-name="ce16">
            <text:p>30</text:p>
          </table:table-cell>
          <table:table-cell office:value-type="float" office:value="18" table:formula="of:=MAX([.D45];[.E44])+[.D20]" table:style-name="ce16">
            <text:p>18</text:p>
          </table:table-cell>
          <table:table-cell office:value-type="float" office:value="15" table:formula="of:=[.E20]" table:style-name="ce19">
            <text:p>15</text:p>
          </table:table-cell>
          <table:table-cell office:value-type="float" office:value="99" table:formula="of:=MAX([.F45];[.G44])+[.F20]" table:style-name="ce16">
            <text:p>99</text:p>
          </table:table-cell>
          <table:table-cell office:value-type="float" office:value="85" table:formula="of:=MAX([.G45];[.H44])+[.G20]" table:style-name="ce16">
            <text:p>85</text:p>
          </table:table-cell>
          <table:table-cell office:value-type="float" office:value="73" table:formula="of:=MAX([.H45];[.I44])+[.H20]" table:style-name="ce16">
            <text:p>73</text:p>
          </table:table-cell>
          <table:table-cell office:value-type="float" office:value="58" table:formula="of:=MAX([.I45];[.J44])+[.I20]" table:style-name="ce16">
            <text:p>58</text:p>
          </table:table-cell>
          <table:table-cell office:value-type="float" office:value="56" table:formula="of:=MAX([.J45];[.K44])+[.J20]" table:style-name="ce16">
            <text:p>56</text:p>
          </table:table-cell>
          <table:table-cell office:value-type="float" office:value="44" table:formula="of:=MAX([.K45];[.L44])+[.K20]" table:style-name="ce16">
            <text:p>44</text:p>
          </table:table-cell>
          <table:table-cell office:value-type="float" office:value="33" table:formula="of:=MAX([.L45];[.M44])+[.L20]" table:style-name="ce16">
            <text:p>33</text:p>
          </table:table-cell>
          <table:table-cell office:value-type="float" office:value="29" table:formula="of:=MAX([.M45];[.N44])+[.M20]" table:style-name="ce16">
            <text:p>29</text:p>
          </table:table-cell>
          <table:table-cell office:value-type="float" office:value="11" table:formula="of:=MAX([.N45];[.O44])+[.N20]" table:style-name="ce16">
            <text:p>11</text:p>
          </table:table-cell>
          <table:table-cell office:value-type="float" office:value="2" table:formula="of:=[.O20]" table:style-name="ce19">
            <text:p>2</text:p>
          </table:table-cell>
          <table:table-cell office:value-type="float" office:value="74" table:formula="of:=MAX([.P45];[.Q44])+[.P20]" table:style-name="ce16">
            <text:p>74</text:p>
          </table:table-cell>
          <table:table-cell office:value-type="float" office:value="58" table:formula="of:=MAX([.Q45];[.R44])+[.Q20]" table:style-name="ce16">
            <text:p>58</text:p>
          </table:table-cell>
          <table:table-cell office:value-type="float" office:value="38" table:formula="of:=MAX([.R45];[.S44])+[.R20]" table:style-name="ce16">
            <text:p>38</text:p>
          </table:table-cell>
          <table:table-cell office:value-type="float" office:value="22" table:formula="of:=MAX([.S45];[.T44])+[.S20]" table:style-name="ce16">
            <text:p>22</text:p>
          </table:table-cell>
          <table:table-cell office:value-type="float" office:value="11" table:formula="of:=MAX([.T45];[.U44])+[.T20]" table:style-name="ce17">
            <text:p>11</text:p>
          </table:table-cell>
          <table:table-cell table:number-columns-repeated="16364"/>
        </table:table-row>
        <table:table-row table:style-name="ro1">
          <table:table-cell table:number-columns-repeated="16384" table:style-name="ce2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4" table:style-name="ce2"/>
          <table:table-cell office:value-type="float" office:value="538" table:style-name="ce2">
            <text:p>538</text:p>
          </table:table-cell>
          <table:table-cell table:number-columns-repeated="16379" table:style-name="ce2"/>
        </table:table-row>
        <table:table-row table:number-rows-repeated="1048529" table:style-name="ro3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6-02T12:04:24Z</meta:creation-date>
    <dc:date>2024-06-01T16:36:01Z</dc:date>
  </office:meta>
</office:document-meta>
</file>